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B7000000B39755C31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style:writing-mode="lr-t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3" style:data-style-name="N0">3</text:variable-set>: Orbital Mo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425889375" text:style-name="L1">
        <text:list-item>
          <text:p text:style-name="P5">The planet mercury orbits around the sun.</text:p>
          <text:list>
            <text:list-item>
              <text:p text:style-name="P5">What is mercury's orbital velocity?</text:p>
            </text:list-item>
          </text:list>
        </text:list-item>
      </text:list>
      <text:p text:style-name="P4"/>
      <text:p text:style-name="P4"/>
      <text:p text:style-name="P4"/>
      <text:list xml:id="list1404675184" text:continue-numbering="true" text:style-name="L1">
        <text:list-item>
          <text:list>
            <text:list-item>
              <text:p text:style-name="P5">What is the circumference of Mercury's orbit? <text:s/>(assume that its orbit is a perfect circle).</text:p>
            </text:list-item>
          </text:list>
        </text:list-item>
      </text:list>
      <text:p text:style-name="P4"/>
      <text:p text:style-name="P4"/>
      <text:p text:style-name="P4"/>
      <text:list xml:id="list994694114" text:continue-numbering="true" text:style-name="L1">
        <text:list-item>
          <text:list>
            <text:list-item>
              <text:p text:style-name="P5">How long (in days) does it take mercury to orbit the sun?</text:p>
            </text:list-item>
          </text:list>
        </text:list-item>
      </text:list>
      <text:p text:style-name="P4"/>
      <text:p text:style-name="P4"/>
      <text:p text:style-name="P4"/>
      <text:list xml:id="list2179153143" text:continue-numbering="true" text:style-name="L1">
        <text:list-item>
          <text:p text:style-name="P5">How long does it take for Neptune to orbit the sun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356462194" text:continue-numbering="true" text:style-name="L1">
        <text:list-item>
          <text:p text:style-name="P5">A satellite in geosynchronous orbit orbits the earth in a 24-hour period. <text:s/></text:p>
          <text:list>
            <text:list-item>
              <text:p text:style-name="P5">What is the velocity that the satellite must be moving at?</text:p>
            </text:list-item>
          </text:list>
        </text:list-item>
      </text:list>
      <text:p text:style-name="P4"/>
      <text:p text:style-name="P4"/>
      <text:p text:style-name="P4"/>
      <text:list xml:id="list625204968" text:continue-numbering="true" text:style-name="L1">
        <text:list-item>
          <text:list>
            <text:list-item>
              <text:p text:style-name="P5">At what distance from the Earth's center of mass must the satellite orbit at? <text:s/></text:p>
            </text:list-item>
          </text:list>
        </text:list-item>
      </text:list>
      <text:p text:style-name="P4"/>
      <text:p text:style-name="P4"/>
      <text:p text:style-name="P4"/>
      <text:list xml:id="list735573146" text:continue-numbering="true" text:style-name="L1">
        <text:list-item>
          <text:p text:style-name="P5"><text:soft-page-break/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83077419" text:continue-numbering="true" text:style-name="L1">
        <text:list-item>
          <text:p text:style-name="P5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64032783" text:continue-numbering="true" text:style-name="L1">
        <text:list-item>
          <text:p text:style-name="P5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writing-mode="lr-tb"/>
    </style:style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1791in" svg:y="-0.2362in" svg:width="0.6744in" svg:height="0.6189in" draw:z-index="1"><draw:image xlink:href="Pictures/10000000000000B7000000B39755C319.png" xlink:type="simple" xlink:show="embed" xlink:actuate="onLoad"/></draw:frame> <text:s text:c="11"/>Name: <text:tab/><text:tab/><text:date style:data-style-name="N37" text:date-value="2010-01-31T20:03:35.99" text:fixed="true">01/31/10</text:date></text:p>
      </style:header>
      <style:footer>
        <text:p text:style-name="Footer"><text:span text:style-name="MT1">3rd</text:span> Nine Weeks<text:tab/><text:page-number text:select-page="current">2</text:page-number>/<text:page-count>2</text:page-count><text:tab/>Assignment <text:variable-get text:name="Assignment" office:value-type="float" style:data-style-name="N0">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5T17:49:16</meta:creation-date>
    <meta:editing-duration>PT02H22M11S</meta:editing-duration>
    <meta:editing-cycles>10</meta:editing-cycles>
    <meta:generator>OpenOffice.org/3.1$Unix OpenOffice.org_project/310m19$Build-9420</meta:generator>
    <meta:initial-creator>Jonas Williamson</meta:initial-creator>
    <dc:date>2010-01-31T20:03:40</dc:date>
    <dc:creator>Jonas Williamson</dc:creator>
    <meta:printed-by>Jonas Williamson</meta:printed-by>
    <meta:print-date>2010-01-27T07:11:19</meta:print-date>
    <meta:document-statistic meta:table-count="1" meta:image-count="1" meta:object-count="0" meta:page-count="2" meta:paragraph-count="47" meta:word-count="351" meta:character-count="1805"/>
    <meta:user-defined meta:name="Info 1"/>
    <meta:user-defined meta:name="Info 2"/>
    <meta:user-defined meta:name="Info 3"/>
    <meta:user-defined meta:name="Info 4"/>
  </office:meta>
</office:document-meta>
</file>